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800000230DED609601DAEC037.png" manifest:media-type="image/png"/>
  <manifest:file-entry manifest:full-path="Pictures/100002010000030700000233010F86A19200B489.png" manifest:media-type="image/png"/>
  <manifest:file-entry manifest:full-path="Pictures/100002010000024E000001E215F4631EC5151202.png" manifest:media-type="image/png"/>
  <manifest:file-entry manifest:full-path="Pictures/10000201000003030000022C5A3E3B9C2767EB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cm" svg:y="-0.82cm" svg:width="17.59cm" svg:height="12.684cm" draw:z-index="0"><draw:image xlink:href="Pictures/10000201000003030000022C5A3E3B9C2767EB4E.png" xlink:type="simple" xlink:show="embed" xlink:actuate="onLoad" loext:mime-type="image/png"/></draw:frame><draw:frame draw:style-name="fr1" draw:name="Image2" text:anchor-type="paragraph" svg:x="0.778cm" svg:y="12.594cm" svg:width="15.61cm" svg:height="12.753cm" draw:z-index="1"><draw:image xlink:href="Pictures/100002010000024E000001E215F4631EC5151202.png" xlink:type="simple" xlink:show="embed" xlink:actuate="onLoad" loext:mime-type="image/png"/></draw:frame></text:p>
      <text:p text:style-name="Standard"><draw:frame draw:style-name="fr1" draw:name="Image3" text:anchor-type="paragraph" svg:x="0cm" svg:y="-0.769cm" svg:width="17.59cm" svg:height="12.778cm" draw:z-index="2"><draw:image xlink:href="Pictures/100002010000030700000233010F86A19200B489.png" xlink:type="simple" xlink:show="embed" xlink:actuate="onLoad" loext:mime-type="image/png"/></draw:frame><text:soft-page-break/></text:p>
      <text:p text:style-name="Standard"><draw:frame draw:style-name="fr1" draw:name="Image4" text:anchor-type="paragraph" svg:x="0.026cm" svg:y="0.626cm" svg:width="17.59cm" svg:height="12.148cm" draw:z-index="3"><draw:image xlink:href="Pictures/100002010000030800000230DED609601DAEC0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5:28:56.424331755</meta:creation-date>
    <dc:date>2018-09-06T15:33:01.945473788</dc:date>
    <meta:editing-duration>PT4M9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1.0.3$Linux_X86_64 LibreOffice_project/f663d5e6bbc10760d525e14882490d040a42706d</meta:generator>
  </office:meta>
</office:document-meta>
</file>